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onAfter.getViewportRectangle( FODimension reldims , SimplePageMaster sp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gionAfter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Aft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After.getDefaultReg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After.RegionAft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